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07528b" officeooo:paragraph-rsid="0007528b"/>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07528b" officeooo:paragraph-rsid="0007528b"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text-underline-style="none" officeooo:rsid="0007528b" officeooo:paragraph-rsid="0007528b"/>
    </style:style>
    <style:style style:name="P4" style:family="paragraph" style:parent-style-name="Standard">
      <style:paragraph-properties fo:text-align="start" style:justify-single-word="false"/>
      <style:text-properties style:text-underline-style="none" officeooo:rsid="000cdca9" officeooo:paragraph-rsid="000cdca9"/>
    </style:style>
    <style:style style:name="P5" style:family="paragraph" style:parent-style-name="Standard">
      <style:paragraph-properties fo:text-align="start" style:justify-single-word="false"/>
      <style:text-properties style:text-underline-style="none" officeooo:rsid="000f1d15" officeooo:paragraph-rsid="000f1d15"/>
    </style:style>
    <style:style style:name="T1" style:family="text">
      <style:text-properties officeooo:rsid="0008ffed"/>
    </style:style>
    <style:style style:name="T2" style:family="text">
      <style:text-properties officeooo:rsid="000ac462"/>
    </style:style>
    <style:style style:name="T3" style:family="text">
      <style:text-properties officeooo:rsid="000c804c"/>
    </style:style>
    <style:style style:name="T4" style:family="text">
      <style:text-properties officeooo:rsid="000dfceb"/>
    </style:style>
    <style:style style:name="T5" style:family="text">
      <style:text-properties officeooo:rsid="000f1d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1 README file</text:p>
      <text:p text:style-name="P1">Pawat Suntharanund</text:p>
      <text:p text:style-name="P1"/>
      <text:p text:style-name="P2">EchoClient/Server</text:p>
      <text:p text:style-name="P3"><text:tab/>In terms of design, the prompt of this warmup assignment was straight forward. We needed to build a client that would connect to a server that would in turn echo back the messages that were sent from the client. Some constraints were:</text:p>
      <text:p text:style-name="P3"><text:tab/>- Messages <text:span text:style-name="T1">to server nor the response will be longer than 15 bytes</text:span></text:p>
      <text:p text:style-name="P3"><text:tab/>- <text:span text:style-name="T1">Full message is sent or received in every send or recv call</text:span></text:p>
      <text:p text:style-name="P3"><text:tab/>- <text:span text:style-name="T1">Neither server or client should assume string response will be null-terminated</text:span></text:p>
      <text:p text:style-name="P3"><text:tab/>- <text:span text:style-name="T1">Only the output should be response from the server</text:span></text:p>
      <text:p text:style-name="P3"><text:tab/>- <text:span text:style-name="T1">Server should not terminate after sending first response</text:span></text:p>
      <text:p text:style-name="P3"><text:tab/>- <text:span text:style-name="T1">Should support both IPv4 and IPv6</text:span></text:p>
      <text:p text:style-name="P3"/>
      <text:p text:style-name="P3"><text:span text:style-name="T2">The main </text:span><text:span text:style-name="T1">trade-off I needed to deal with was whether to use &lt;netinet/in.h&gt; </text:span><text:span text:style-name="T2">+ &lt;arpa/inet.h&gt; </text:span><text:span text:style-name="T1">librar</text:span><text:span text:style-name="T2">ies</text:span><text:span text:style-name="T1"> or &lt;netdb.h&gt; in order to deal with how to establish the connection between the client and the server. Being that the prompt asked for them to be able to support both IPv4 and IPv6, I felt that it was more convenient to use &lt;netdb.h&gt; as I can </text:span><text:span text:style-name="T3">iteratively search the addresses in</text:span><text:span text:style-name="T2"> a shorter, more concise way syntactically that the client and server are using as opposed to having to set it up manually with sockaddr_in and sockaddr_in6.</text:span></text:p>
      <text:p text:style-name="P3"/>
      <text:p text:style-name="P4">The flow of the EchoClient is as follows:</text:p>
      <text:p text:style-name="P4">1) Import libraries to use within the program</text:p>
      <text:p text:style-name="P4">2) Create aliases that are used in the program</text:p>
      <text:p text:style-name="P4">3) Create and define a struct that can be used within the program</text:p>
      <text:p text:style-name="P4">4) Go into main() function</text:p>
      <text:p text:style-name="P4">5) Declare variables that will be used in the program</text:p>
      <text:p text:style-name="P4">6) <text:span text:style-name="T4">Since our main function takes in command line arguments we </text:span><text:span text:style-name="T5">check for those arguments and set them in their positions we allocated for each</text:span></text:p>
      <text:p text:style-name="P5">7) We then check to see if the values we set are valid or not</text:p>
      <text:p text:style-name="P5">8) Set up my socket that can account for both IPv4 and IPv6</text:p>
      <text:p text:style-name="P5">9) Create the checks needed for what the client will send, receive, and echo back from the server per the assignment’s requirements</text:p>
      <text:p text:style-name="P5"/>
      <text:p text:style-name="P5">EchoServer flow:</text:p>
      <text:p text:style-name="P5">Same as EchoClient for steps 1-8</text:p>
      <text:p text:style-name="P5">9) Run indefinitely so that it will not close after client connection has closed</text:p>
      <text:p text:style-name="P5">10) Send back the message of what it received from the client</text:p>
      <text:p text:style-name="P5"/>
      <text:p text:style-name="P5">TESTS done:</text:p>
      <text:p text:style-name="P5"/>
      <text:p text:style-name="P5">References: Since I was not familiar with how to use getaddrinfo in order to account for both IPv4 and IPv6, I used the following reference to help me get through the syntax and what exactly I needed in order to use it properly:</text:p>
      <text:p text:style-name="P5"><text:a xlink:type="simple" xlink:href="https://man7.org/linux/man-pages/man3/getaddrinfo.3.html" text:style-name="Internet_20_link" text:visited-style-name="Visited_20_Internet_20_Link">https://man7.org/linux/man-pages/man3/getaddrinfo.3.html</text:a></text:p>
      <text:p text:style-name="P5"/>
      <text:p text:style-name="P5"/>
      <text:p text:style-name="P5"/>
      <text:p text:style-name="P5"><text:soft-page-break/></text:p>
      <text:p text:style-name="P2">TransferFileClient/Server</text:p>
      <text:p text:style-name="P2"/>
      <text:p text:style-name="P2">GFClient/Server</text:p>
      <text:p text:style-name="P2"/>
      <text:p text:style-name="P2">Multi-threaded GFClient/Ser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5T23:14:37.806293000</meta:creation-date>
    <dc:date>2026-02-04T10:03:47.305414000</dc:date>
    <meta:editing-duration>PT16M37S</meta:editing-duration>
    <meta:editing-cycles>2</meta:editing-cycles>
    <meta:generator>LibreOffice/25.8.4.2$MacOSX_AARCH64 LibreOffice_project/290daaa01b999472f0c7a3890eb6a550fd74c6df</meta:generator>
    <meta:document-statistic meta:table-count="0" meta:image-count="0" meta:object-count="0" meta:page-count="2" meta:paragraph-count="31" meta:word-count="418" meta:character-count="2400" meta:non-whitespace-character-count="2006"/>
  </office:meta>
</office:document-meta>
</file>